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1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.75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126cm" fo:min-width="4.751cm"/>
      <style:paragraph-properties style:writing-mode="lr-tb"/>
    </style:style>
    <style:style style:name="gr6" style:family="graphic" style:parent-style-name="standard">
      <style:graphic-properties draw:fill-color="#dde8cb" draw:textarea-horizontal-align="justify" draw:textarea-vertical-align="middle" draw:auto-grow-height="false" fo:min-height="1.164cm" fo:min-width="3.9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dde8cb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5cm" svg:height="2.25cm" svg:x="4.75cm" svg:y="2cm">
          <text:p text:style-name="P1">packet_re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1.5cm" svg:x="2.75cm" svg:y="12.25cm">
          <text:p text:style-name="P1">audio_resampl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.75cm" svg:x="2.5cm" svg:y="19.75cm">
          <text:p text:style-name="P1">audio_render<text:line-break/>(callback from “OS”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25cm" svg:height="1.5cm" svg:x="12.75cm" svg:y="12.25cm">
          <text:p text:style-name="P1">video_rend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2.75cm" draw:transform="rotate (1.5707963267949) translate (4.5cm 10.25cm)">
          <text:p text:style-name="P1"><text:span text:style-name="T1">Audio </text:span><text:span text:style-name="T2"><text:line-break/></text:span><text:span text:style-name="T2"> </text:span>Packets FIFO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6cm" svg:height="2.75cm" draw:transform="rotate (1.5707963267949) translate (14.5cm 10.25cm)">
          <text:p text:style-name="P1"><text:span text:style-name="T1">Video </text:span><text:span text:style-name="T2"><text:line-break/></text:span><text:span text:style-name="T2"> </text:span>Packets FIFO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6.25cm" svg:height="2cm" svg:x="2.75cm" svg:y="10.25cm">
          <text:p text:style-name="P1">audio_codec<text:line-break/>read fram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6.25cm" svg:height="2cm" svg:x="12.75cm" svg:y="10.25cm">
          <text:p text:style-name="P1">video_codec<text:line-break/>read fram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6cm" svg:height="2.75cm" draw:transform="rotate (1.5707963267949) translate (4.5cm 19.75cm)">
          <text:p text:style-name="P1"><text:span text:style-name="T1">Audio </text:span><text:span text:style-name="T2"><text:line-break/></text:span><text:span text:style-name="T2"> samples</text:span> FIFO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7T08:40:13.113525517</meta:creation-date>
    <dc:date>2023-02-18T10:55:17.212058766</dc:date>
    <meta:editing-duration>PT8M57S</meta:editing-duration>
    <meta:editing-cycles>2</meta:editing-cycles>
    <meta:generator>LibreOffice/7.3.7.2$Linux_X86_64 LibreOffice_project/30$Build-2</meta:generator>
    <meta:document-statistic meta:object-count="9"/>
  </office:meta>
</office:document-meta>
</file>